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1.0639in"/>
    </style:style>
    <style:style style:name="Table2.B" style:family="table-column">
      <style:table-column-properties style:column-width="5.632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1.0639in"/>
    </style:style>
    <style:style style:name="Table1.B" style:family="table-column">
      <style:table-column-properties style:column-width="5.632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65in" fo:margin-left="0in" table:align="left"/>
    </style:style>
    <style:style style:name="Table3.A" style:family="table-column">
      <style:table-column-properties style:column-width="1.0639in"/>
    </style:style>
    <style:style style:name="Table3.B" style:family="table-column">
      <style:table-column-properties style:column-width="5.632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65in" fo:margin-left="0in" table:align="left"/>
    </style:style>
    <style:style style:name="Table4.A" style:family="table-column">
      <style:table-column-properties style:column-width="1.0639in"/>
    </style:style>
    <style:style style:name="Table4.B" style:family="table-column">
      <style:table-column-properties style:column-width="5.632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65in" fo:margin-left="0in" table:align="left"/>
    </style:style>
    <style:style style:name="Table5.A" style:family="table-column">
      <style:table-column-properties style:column-width="1.0639in"/>
    </style:style>
    <style:style style:name="Table5.B" style:family="table-column">
      <style:table-column-properties style:column-width="5.632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5625in" table:align="left"/>
    </style:style>
    <style:style style:name="Table6.A" style:family="table-column">
      <style:table-column-properties style:column-width="1.1285in"/>
    </style:style>
    <style:style style:name="Table6.B" style:family="table-column">
      <style:table-column-properties style:column-width="1.5625in"/>
    </style:style>
    <style:style style:name="Table6.C" style:family="table-column">
      <style:table-column-properties style:column-width="1.7451in"/>
    </style:style>
    <style:style style:name="Table6.D" style:family="table-column">
      <style:table-column-properties style:column-width="2.1264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de768" officeooo:paragraph-rsid="000de768"/>
    </style:style>
    <style:style style:name="P2" style:family="paragraph" style:parent-style-name="Standard">
      <style:paragraph-properties fo:text-align="center" style:justify-single-word="false"/>
      <style:text-properties officeooo:rsid="000de768" officeooo:paragraph-rsid="000de768"/>
    </style:style>
    <style:style style:name="P3" style:family="paragraph" style:parent-style-name="Standard">
      <style:paragraph-properties fo:text-align="center" style:justify-single-word="false"/>
      <style:text-properties officeooo:rsid="000de768" officeooo:paragraph-rsid="001317c4"/>
    </style:style>
    <style:style style:name="P4" style:family="paragraph" style:parent-style-name="Standard">
      <style:text-properties officeooo:rsid="000de768" officeooo:paragraph-rsid="001034e3"/>
    </style:style>
    <style:style style:name="P5" style:family="paragraph" style:parent-style-name="Standard">
      <style:paragraph-properties fo:text-align="start" style:justify-single-word="false"/>
      <style:text-properties officeooo:rsid="000de768" officeooo:paragraph-rsid="000de768"/>
    </style:style>
    <style:style style:name="P6" style:family="paragraph" style:parent-style-name="Standard">
      <style:paragraph-properties fo:text-align="start" style:justify-single-word="false"/>
      <style:text-properties officeooo:rsid="000de768" officeooo:paragraph-rsid="001317c4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0ac68" officeooo:paragraph-rsid="0010ac68" style:font-weight-asian="normal" style:font-weight-complex="normal"/>
    </style:style>
    <style:style style:name="P8" style:family="paragraph" style:parent-style-name="Standard">
      <style:text-properties officeooo:paragraph-rsid="0010fefc"/>
    </style:style>
    <style:style style:name="P9" style:family="paragraph" style:parent-style-name="Standard">
      <style:paragraph-properties fo:text-align="start" style:justify-single-word="false"/>
      <style:text-properties officeooo:rsid="0013c6d7" officeooo:paragraph-rsid="0013c6d7"/>
    </style:style>
    <style:style style:name="P10" style:family="paragraph" style:parent-style-name="Standard">
      <style:paragraph-properties fo:text-align="start" style:justify-single-word="false"/>
      <style:text-properties officeooo:rsid="0013c6d7" officeooo:paragraph-rsid="0015899c"/>
    </style:style>
    <style:style style:name="P11" style:family="paragraph" style:parent-style-name="Standard">
      <style:paragraph-properties fo:text-align="start" style:justify-single-word="false"/>
      <style:text-properties officeooo:rsid="0015899c" officeooo:paragraph-rsid="0015899c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officeooo:rsid="0010fefc" officeooo:paragraph-rsid="0010fefc"/>
    </style:style>
    <style:style style:name="P14" style:family="paragraph" style:parent-style-name="Table_20_Contents">
      <style:paragraph-properties fo:text-align="center" style:justify-single-word="false"/>
      <style:text-properties officeooo:rsid="0010fefc" officeooo:paragraph-rsid="0010fefc"/>
    </style:style>
    <style:style style:name="P15" style:family="paragraph" style:parent-style-name="Table_20_Contents">
      <style:paragraph-properties fo:text-align="center" style:justify-single-word="false"/>
      <style:text-properties fo:font-style="italic" officeooo:rsid="0010fefc" officeooo:paragraph-rsid="0010fefc" style:font-style-asian="italic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fo:font-style="italic" officeooo:rsid="0010fefc" officeooo:paragraph-rsid="001317c4" style:font-style-asian="italic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fo:font-style="italic" officeooo:rsid="0010fefc" officeooo:paragraph-rsid="0013c6d7" style:font-style-asian="italic" style:font-style-complex="italic"/>
    </style:style>
    <style:style style:name="P18" style:family="paragraph" style:parent-style-name="Table_20_Contents">
      <style:paragraph-properties fo:text-align="start" style:justify-single-word="false"/>
      <style:text-properties officeooo:rsid="0012331b" officeooo:paragraph-rsid="0012331b"/>
    </style:style>
    <style:style style:name="P19" style:family="paragraph" style:parent-style-name="Table_20_Contents">
      <style:paragraph-properties fo:text-align="start" style:justify-single-word="false"/>
      <style:text-properties officeooo:rsid="0012331b" officeooo:paragraph-rsid="0013c6d7"/>
    </style:style>
    <style:style style:name="P20" style:family="paragraph" style:parent-style-name="Table_20_Contents">
      <style:paragraph-properties fo:text-align="center" style:justify-single-word="false"/>
      <style:text-properties officeooo:rsid="0012331b" officeooo:paragraph-rsid="0012331b"/>
    </style:style>
    <style:style style:name="P21" style:family="paragraph" style:parent-style-name="Table_20_Contents">
      <style:paragraph-properties fo:text-align="start" style:justify-single-word="false"/>
      <style:text-properties officeooo:rsid="001317c4" officeooo:paragraph-rsid="0013c6d7"/>
    </style:style>
    <style:style style:name="P22" style:family="paragraph" style:parent-style-name="Table_20_Contents">
      <style:paragraph-properties fo:text-align="start" style:justify-single-word="false"/>
      <style:text-properties officeooo:rsid="001317c4" officeooo:paragraph-rsid="001317c4"/>
    </style:style>
    <style:style style:name="P23" style:family="paragraph" style:parent-style-name="Table_20_Contents">
      <style:paragraph-properties fo:text-align="center" style:justify-single-word="false"/>
      <style:text-properties officeooo:rsid="001317c4" officeooo:paragraph-rsid="001317c4"/>
    </style:style>
    <style:style style:name="P24" style:family="paragraph" style:parent-style-name="Table_20_Contents">
      <style:paragraph-properties fo:text-align="center" style:justify-single-word="false"/>
      <style:text-properties officeooo:rsid="001317c4" officeooo:paragraph-rsid="0013c6d7"/>
    </style:style>
    <style:style style:name="P25" style:family="paragraph" style:parent-style-name="Table_20_Contents">
      <style:paragraph-properties fo:text-align="start" style:justify-single-word="false"/>
      <style:text-properties officeooo:rsid="0013c6d7" officeooo:paragraph-rsid="0013c6d7"/>
    </style:style>
    <style:style style:name="P26" style:family="paragraph" style:parent-style-name="Standard" style:list-style-name="L1">
      <style:paragraph-properties fo:text-align="start" style:justify-single-word="false"/>
      <style:text-properties officeooo:rsid="001034e3" officeooo:paragraph-rsid="001034e3"/>
    </style:style>
    <style:style style:name="P27" style:family="paragraph" style:parent-style-name="Standard" style:list-style-name="L1">
      <style:paragraph-properties fo:text-align="start" style:justify-single-word="false"/>
      <style:text-properties fo:font-weight="normal" officeooo:rsid="001034e3" officeooo:paragraph-rsid="001034e3" style:font-weight-asian="normal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weight="normal" officeooo:rsid="00104b19" officeooo:paragraph-rsid="00104b19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10ac68" officeooo:paragraph-rsid="0010ac68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10fefc" officeooo:paragraph-rsid="0010fefc" style:font-weight-asian="normal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font-weight="bold" officeooo:rsid="001034e3" officeooo:paragraph-rsid="001034e3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weight="bold" officeooo:rsid="001034e3" officeooo:paragraph-rsid="0010ac68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weight="bold" officeooo:rsid="001034e3" officeooo:paragraph-rsid="0012331b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weight="bold" officeooo:rsid="001034e3" officeooo:paragraph-rsid="001317c4" style:font-weight-asian="bold" style:font-weight-complex="bold"/>
    </style:style>
    <style:style style:name="P35" style:family="paragraph" style:parent-style-name="Standard" style:list-style-name="L1">
      <style:paragraph-properties fo:text-align="start" style:justify-single-word="false"/>
      <style:text-properties fo:font-weight="bold" officeooo:rsid="00104b19" officeooo:paragraph-rsid="00104b19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weight="bold" officeooo:rsid="00104b19" officeooo:paragraph-rsid="001317c4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weight="bold" officeooo:rsid="00104b19" officeooo:paragraph-rsid="0013c6d7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weight="bold" officeooo:rsid="0010ac68" officeooo:paragraph-rsid="00104b19" style:font-weight-asian="bold" style:font-weight-complex="bold"/>
    </style:style>
    <style:style style:name="P39" style:family="paragraph" style:parent-style-name="Text_20_body">
      <style:text-properties officeooo:rsid="0016d2a8" officeooo:paragraph-rsid="0016d2a8"/>
    </style:style>
    <style:style style:name="P40" style:family="paragraph" style:parent-style-name="Text_20_body">
      <style:text-properties officeooo:rsid="0016d2a8" officeooo:paragraph-rsid="001811cf"/>
    </style:style>
    <style:style style:name="P41" style:family="paragraph" style:parent-style-name="Text_20_body">
      <style:text-properties fo:font-size="8pt" fo:font-weight="normal" officeooo:rsid="0016d2a8" officeooo:paragraph-rsid="001811cf" style:font-size-asian="8pt" style:font-weight-asian="normal" style:font-size-complex="8pt" style:font-weight-complex="normal"/>
    </style:style>
    <style:style style:name="P42" style:family="paragraph" style:parent-style-name="Text_20_body">
      <style:text-properties officeooo:rsid="001811cf" officeooo:paragraph-rsid="001811cf"/>
    </style:style>
    <style:style style:name="P43" style:family="paragraph" style:parent-style-name="Table_20_Contents" style:list-style-name="L2">
      <style:paragraph-properties fo:text-align="start" style:justify-single-word="false"/>
      <style:text-properties officeooo:rsid="001317c4" officeooo:paragraph-rsid="0013c6d7"/>
    </style:style>
    <style:style style:name="P44" style:family="paragraph" style:parent-style-name="Table_20_Contents">
      <style:paragraph-properties fo:text-align="start" style:justify-single-word="false"/>
      <style:text-properties officeooo:rsid="001317c4" officeooo:paragraph-rsid="001811cf"/>
    </style:style>
    <style:style style:name="P45" style:family="paragraph" style:parent-style-name="Table_20_Contents" style:list-style-name="L2">
      <style:paragraph-properties fo:text-align="start" style:justify-single-word="false"/>
      <style:text-properties fo:font-weight="normal" officeooo:rsid="001317c4" officeooo:paragraph-rsid="0013c6d7" style:font-weight-asian="normal" style:font-weight-complex="normal"/>
    </style:style>
    <style:style style:name="P46" style:family="paragraph" style:parent-style-name="Table_20_Contents">
      <style:text-properties officeooo:rsid="001811cf" officeooo:paragraph-rsid="001811cf"/>
    </style:style>
    <style:style style:name="P47" style:family="paragraph" style:parent-style-name="Header">
      <style:paragraph-properties fo:text-align="end" style:justify-single-word="false"/>
    </style:style>
    <style:style style:name="P48" style:family="paragraph">
      <loext:graphic-properties draw:fill="solid" draw:fill-color="#eeeeee"/>
    </style:style>
    <style:style style:name="P49" style:family="paragraph">
      <style:paragraph-properties fo:text-align="center"/>
    </style:style>
    <style:style style:name="P50" style:family="paragraph">
      <loext:graphic-properties draw:fill="solid" draw:fill-color="#eeeeee"/>
      <style:paragraph-properties fo:text-align="center"/>
      <style:text-properties fo:font-size="12pt"/>
    </style:style>
    <style:style style:name="P51" style:family="paragraph">
      <loext:graphic-properties draw:fill="solid" draw:fill-color="#eeeeee"/>
      <style:paragraph-properties fo:text-align="center"/>
    </style:style>
    <style:style style:name="P52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4b19" style:font-weight-asian="bold" style:font-weight-complex="bold"/>
    </style:style>
    <style:style style:name="T3" style:family="text">
      <style:text-properties fo:font-weight="bold" officeooo:rsid="0010ac68" style:font-weight-asian="bold" style:font-weight-complex="bold"/>
    </style:style>
    <style:style style:name="T4" style:family="text">
      <style:text-properties fo:font-weight="bold" officeooo:rsid="001034e3" style:font-weight-asian="bold" style:font-weight-complex="bold"/>
    </style:style>
    <style:style style:name="T5" style:family="text">
      <style:text-properties fo:font-weight="bold" officeooo:rsid="0016d2a8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04b19" style:font-weight-asian="normal" style:font-weight-complex="normal"/>
    </style:style>
    <style:style style:name="T8" style:family="text">
      <style:text-properties fo:font-weight="normal" officeooo:rsid="0015899c" style:font-weight-asian="normal" style:font-weight-complex="normal"/>
    </style:style>
    <style:style style:name="T9" style:family="text">
      <style:text-properties fo:font-weight="normal" officeooo:rsid="0016d2a8" style:font-weight-asian="normal" style:font-weight-complex="normal"/>
    </style:style>
    <style:style style:name="T10" style:family="text">
      <style:text-properties fo:font-weight="normal" officeooo:rsid="0013c6d7" style:font-weight-asian="normal" style:font-weight-complex="normal"/>
    </style:style>
    <style:style style:name="T11" style:family="text">
      <style:text-properties fo:font-weight="normal" officeooo:rsid="001811cf" style:font-weight-asian="normal" style:font-weight-complex="normal"/>
    </style:style>
    <style:style style:name="T12" style:family="text">
      <style:text-properties officeooo:rsid="00104b19"/>
    </style:style>
    <style:style style:name="T13" style:family="text">
      <style:text-properties officeooo:rsid="0010ac68"/>
    </style:style>
    <style:style style:name="T14" style:family="text">
      <style:text-properties officeooo:rsid="0012331b"/>
    </style:style>
    <style:style style:name="T15" style:family="text">
      <style:text-properties officeooo:rsid="001317c4"/>
    </style:style>
    <style:style style:name="T16" style:family="text">
      <style:text-properties officeooo:rsid="0013c6d7"/>
    </style:style>
    <style:style style:name="T17" style:family="text">
      <style:text-properties fo:font-size="8pt" fo:font-weight="normal" officeooo:rsid="001811cf" style:font-size-asian="8pt" style:font-weight-asian="normal" style:font-size-complex="8pt" style:font-weight-complex="normal"/>
    </style:style>
    <style:style style:name="T18" style:family="text">
      <style:text-properties officeooo:rsid="001811cf"/>
    </style:style>
    <style:style style:name="T19" style:family="text">
      <style:text-properties fo:font-size="12pt"/>
    </style:style>
    <style:style style:name="T20" style:family="text">
      <style:text-properties fo:font-size="8pt" style:font-size-asian="8pt" style:font-size-complex="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eeeeee" draw:textarea-horizontal-align="justify" draw:textarea-vertical-align="middle" draw:auto-grow-height="false" fo:min-height="0.6252in" fo:min-width="1.0937in" style:run-through="foreground"/>
    </style:style>
    <style:style style:name="gr3" style:family="graphic">
      <style:graphic-properties draw:fill="solid" draw:fill-color="#eeeeee" draw:textarea-horizontal-align="justify" draw:textarea-vertical-align="middle" draw:auto-grow-height="false" fo:min-height="0.6256in" fo:min-width="0.8563in" style:run-through="foreground"/>
    </style:style>
    <style:style style:name="gr4" style:family="graphic">
      <style:graphic-properties draw:fill="solid" draw:fill-color="#eeeeee" draw:textarea-horizontal-align="justify" draw:textarea-vertical-align="middle" draw:auto-grow-height="false" fo:min-height="0.6252in" fo:min-width="0.8555in" style:run-through="foreground"/>
    </style:style>
    <style:style style:name="gr5" style:family="graphic">
      <style:graphic-properties draw:marker-end="Arrow" draw:marker-end-width="0.0693in" draw:textarea-horizontal-align="center" draw:textarea-vertical-align="middle" style:run-through="foreground"/>
    </style:style>
    <style:style style:name="gr6" style:family="graphic">
      <style:graphic-properties draw:fill="solid" draw:fill-color="#eeeeee" draw:textarea-horizontal-align="justify" draw:textarea-vertical-align="middle" draw:auto-grow-height="false" fo:min-height="0.6252in" fo:min-width="1.1535in" style:run-through="foreground"/>
    </style:style>
    <style:style style:name="gr7" style:family="graphic">
      <style:graphic-properties draw:fill="solid" draw:fill-color="#eeeeee" draw:textarea-horizontal-align="justify" draw:textarea-vertical-align="middle" draw:auto-grow-height="false" fo:min-height="2.1035in" fo:min-width="0.8555in" style:run-through="foreground"/>
    </style:style>
    <style:style style:name="gr8" style:family="graphic">
      <style:graphic-properties draw:fill="solid" draw:fill-color="#eeeeee" draw:textarea-horizontal-align="justify" draw:textarea-vertical-align="middle" draw:auto-grow-height="false" fo:min-height="0.8335in" fo:min-width="1.0516in" style:run-through="foreground"/>
    </style:style>
    <style:style style:name="gr9" style:family="graphic">
      <style:graphic-properties draw:stroke="none" svg:stroke-color="#000000" draw:fill="none" draw:fill-color="#ffffff" fo:min-height="0.1909in" style:run-through="foreground"/>
    </style:style>
    <style:style style:name="gr10" style:family="graphic">
      <style:graphic-properties draw:textarea-horizontal-align="center" draw:textarea-vertical-align="middle" style:run-through="foreground"/>
    </style:style>
    <style:style style:name="gr11" style:family="graphic">
      <style:graphic-properties svg:stroke-width="0.0201in" svg:stroke-color="#3465a4" draw:marker-start-width="0.2in" draw:marker-end="Arrow" draw:marker-end-width="0.1299in" draw:textarea-horizontal-align="center" draw:textarea-vertical-align="middle" fo:padding-top="0.0098in" fo:padding-bottom="0.0098in" fo:padding-left="0.0098in" fo:padding-right="0.0098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1"/>
      <text:p text:style-name="P1"><draw:g text:anchor-type="paragraph" draw:z-index="0" draw:style-name="gr1"><draw:custom-shape draw:name="Shape1" draw:style-name="gr2" draw:text-style-name="P48" svg:width="1.0941in" svg:height="0.6252in" svg:x="0.6772in" svg:y="0.7075in"><text:p><text:s text:c="2"/>CIS controller</text:p><draw:enhanced-geometry svg:viewBox="0 0 21600 21600" draw:type="rectangle" draw:enhanced-path="M 0 0 L 21600 0 21600 21600 0 21600 0 0 Z N"/></draw:custom-shape><draw:custom-shape draw:name="Shape1" draw:style-name="gr3" draw:text-style-name="P50" svg:width="0.8567in" svg:height="0.626in" svg:x="3.5146in" svg:y="3.3681in"><text:p text:style-name="P49"><text:span text:style-name="T19"><text:s/></text:span><text:span text:style-name="T19">DMA 2</text:span></text:p><draw:enhanced-geometry svg:viewBox="0 0 21600 21600" draw:type="rectangle" draw:enhanced-path="M 0 0 L 21600 0 21600 21600 0 21600 0 0 Z N"/></draw:custom-shape><draw:custom-shape draw:name="Shape1" draw:style-name="gr4" draw:text-style-name="P51" svg:width="0.8559in" svg:height="0.6252in" svg:x="3.5217in" svg:y="1.9in"><text:p text:style-name="P49"><text:s/>DMA 0</text:p><draw:enhanced-geometry svg:viewBox="0 0 21600 21600" draw:type="rectangle" draw:enhanced-path="M 0 0 L 21600 0 21600 21600 0 21600 0 0 Z N"/></draw:custom-shape><draw:custom-shape draw:name="Shape1" draw:style-name="gr4" draw:text-style-name="P51" svg:width="0.8559in" svg:height="0.6252in" svg:x="3.5217in" svg:y="2.6437in"><text:p text:style-name="P49"><text:s/>DMA 1</text:p><draw:enhanced-geometry svg:viewBox="0 0 21600 21600" draw:type="rectangle" draw:enhanced-path="M 0 0 L 21600 0 21600 21600 0 21600 0 0 Z N"/></draw:custom-shape><draw:line draw:name="Shape2" draw:style-name="gr5" draw:text-style-name="P49" svg:x1="4.3768in" svg:y1="2.2272in" svg:x2="4.6567in" svg:y2="2.2272in"><text:p/></draw:line><draw:line draw:name="Shape2" draw:style-name="gr5" draw:text-style-name="P49" svg:x1="4.3768in" svg:y1="2.9661in" svg:x2="4.6567in" svg:y2="2.9661in"><text:p/></draw:line><draw:line draw:name="Shape2" draw:style-name="gr5" draw:text-style-name="P49" svg:x1="4.3709in" svg:y1="3.6429in" svg:x2="4.6508in" svg:y2="3.6429in"><text:p/></draw:line><draw:line draw:name="Shape2" draw:style-name="gr5" draw:text-style-name="P49" svg:x1="3.2394in" svg:y1="2.2272in" svg:x2="3.5193in" svg:y2="2.2272in"><text:p/></draw:line><draw:line draw:name="Shape2" draw:style-name="gr5" draw:text-style-name="P49" svg:x1="3.2417in" svg:y1="2.9744in" svg:x2="3.5217in" svg:y2="2.9744in"><text:p/></draw:line><draw:line draw:name="Shape2" draw:style-name="gr5" draw:text-style-name="P49" svg:x1="3.2319in" svg:y1="3.6591in" svg:x2="3.5118in" svg:y2="3.6591in"><text:p/></draw:line><draw:custom-shape draw:name="Shape1" draw:style-name="gr6" draw:text-style-name="P48" svg:width="1.1539in" svg:height="0.6252in" svg:x="2.0862in" svg:y="1.9071in"><text:p><text:s/>ADC wrapper 0</text:p><draw:enhanced-geometry svg:viewBox="0 0 21600 21600" draw:type="rectangle" draw:enhanced-path="M 0 0 L 21600 0 21600 21600 0 21600 0 0 Z N"/></draw:custom-shape><draw:custom-shape draw:name="Shape1" draw:style-name="gr6" draw:text-style-name="P48" svg:width="1.1539in" svg:height="0.6252in" svg:x="2.0791in" svg:y="2.6437in"><text:p><text:s/>ADC wrapper 1</text:p><draw:enhanced-geometry svg:viewBox="0 0 21600 21600" draw:type="rectangle" draw:enhanced-path="M 0 0 L 21600 0 21600 21600 0 21600 0 0 Z N"/></draw:custom-shape><draw:custom-shape draw:name="Shape1" draw:style-name="gr6" draw:text-style-name="P48" svg:width="1.1539in" svg:height="0.6252in" svg:x="2.0783in" svg:y="3.3728in"><text:p><text:s/>ADC wrapper 2</text:p><draw:enhanced-geometry svg:viewBox="0 0 21600 21600" draw:type="rectangle" draw:enhanced-path="M 0 0 L 21600 0 21600 21600 0 21600 0 0 Z N"/></draw:custom-shape><draw:custom-shape draw:name="Shape1" draw:style-name="gr7" draw:text-style-name="P51" svg:width="0.8559in" svg:height="2.1039in" svg:x="4.65in" svg:y="1.9in"><text:p text:style-name="P49">MUX</text:p><draw:enhanced-geometry svg:viewBox="0 0 21600 21600" draw:type="rectangle" draw:enhanced-path="M 0 0 L 21600 0 21600 21600 0 21600 0 0 Z N"/></draw:custom-shape><draw:custom-shape draw:name="Shape1" draw:style-name="gr8" draw:text-style-name="P50" svg:width="1.0516in" svg:height="0.8335in" svg:x="5.7965in" svg:y="2.5598in"><text:p text:style-name="P49"><text:span text:style-name="T19">HPS-</text:span><text:span text:style-name="T19">SDRAM</text:span></text:p><draw:enhanced-geometry svg:viewBox="0 0 21600 21600" draw:type="rectangle" draw:enhanced-path="M 0 0 L 21600 0 21600 21600 0 21600 0 0 Z N"/></draw:custom-shape><draw:line draw:name="Shape2" draw:style-name="gr5" draw:text-style-name="P49" svg:x1="5.5055in" svg:y1="2.9709in" svg:x2="5.7854in" svg:y2="2.9709in"><text:p/></draw:line><draw:line draw:name="Shape2" draw:style-name="gr5" draw:text-style-name="P49" svg:x1="1.7709in" svg:y1="0.8433in" svg:x2="2.5937in" svg:y2="0.8433in"><text:p/></draw:line><draw:frame draw:name="Shape3" draw:style-name="gr9" draw:text-style-name="P52" svg:width="0.648in" svg:height="0.1913in" svg:x="2.5591in" svg:y="0.7043in"><draw:text-box><text:p><text:span text:style-name="T20">LEDs, SI</text:span></text:p></draw:text-box></draw:frame><draw:line draw:name="Shape4" draw:style-name="gr10" draw:text-style-name="P49" svg:x1="1.5764in" svg:y1="1.3327in" svg:x2="1.5728in" svg:y2="3.4079in"><text:p/></draw:line><draw:line draw:name="Shape2" draw:style-name="gr5" draw:text-style-name="P49" svg:x1="1.5799in" svg:y1="1.9539in" svg:x2="2.0862in" svg:y2="1.9492in"><text:p/></draw:line><draw:line draw:name="Shape2" draw:style-name="gr5" draw:text-style-name="P49" svg:x1="1.5728in" svg:y1="2.7004in" svg:x2="2.0791in" svg:y2="2.6957in"><text:p/></draw:line><draw:line draw:name="Shape2" draw:style-name="gr5" draw:text-style-name="P49" svg:x1="1.5728in" svg:y1="3.4122in" svg:x2="2.0791in" svg:y2="3.4075in"><text:p/></draw:line><draw:line draw:name="Shape2" draw:style-name="gr11" draw:text-style-name="P49" svg:x1="0.7709in" svg:y1="2.2437in" svg:x2="2.0862in" svg:y2="2.2256in"><text:p/></draw:line><draw:line draw:name="Shape2" draw:style-name="gr11" draw:text-style-name="P49" svg:x1="0.7638in" svg:y1="2.961in" svg:x2="2.0791in" svg:y2="2.9429in"><text:p/></draw:line><draw:line draw:name="Shape2" draw:style-name="gr11" draw:text-style-name="P49" svg:x1="0.7634in" svg:y1="3.7071in" svg:x2="2.0787in" svg:y2="3.689in"><text:p/></draw:line><draw:frame draw:name="Shape3" draw:style-name="gr9" draw:text-style-name="P52" svg:width="0.648in" svg:height="0.1913in" svg:x="0.7646in" svg:y="2.0929in"><draw:text-box><text:p><text:span text:style-name="T20">Data CIS 0</text:span></text:p></draw:text-box></draw:frame><draw:frame draw:name="Shape3" draw:style-name="gr9" draw:text-style-name="P52" svg:width="0.648in" svg:height="0.1913in" svg:x="0.7646in" svg:y="2.8047in"><draw:text-box><text:p><text:span text:style-name="T20">Data CIS 1</text:span></text:p></draw:text-box></draw:frame><draw:frame draw:name="Shape3" draw:style-name="gr9" draw:text-style-name="P52" svg:width="0.648in" svg:height="0.1913in" svg:x="0.7646in" svg:y="3.5575in"><draw:text-box><text:p><text:span text:style-name="T20">Data CIS 2</text:span></text:p></draw:text-box></draw:frame><draw:frame draw:name="Shape3" draw:style-name="gr9" draw:text-style-name="P52" svg:width="0.648in" svg:height="0.1913in" svg:x="0.928in" svg:y="1.5492in"><draw:text-box><text:p><text:span text:style-name="T20">Sync control</text:span></text:p></draw:text-box></draw:frame><draw:custom-shape draw:name="Shape1" draw:style-name="gr2" draw:text-style-name="P48" svg:width="1.0941in" svg:height="0.6252in" svg:x="0.6709in" svg:y="-0.3472in"><text:p><text:s text:c="2"/>ENCODER </text:p><text:p><text:s text:c="4"/>controller</text:p><draw:enhanced-geometry svg:viewBox="0 0 21600 21600" draw:type="rectangle" draw:enhanced-path="M 0 0 L 21600 0 21600 21600 0 21600 0 0 Z N"/></draw:custom-shape><draw:line draw:name="Shape5" draw:style-name="gr5" draw:text-style-name="P49" svg:x1="1.1937in" svg:y1="0.278in" svg:x2="1.1819in" svg:y2="0.7079in"><text:p/></draw:line><draw:frame draw:name="Shape3" draw:style-name="gr9" draw:text-style-name="P52" svg:width="0.648in" svg:height="0.1913in" svg:x="0.8181in" svg:y="0.3394in"><draw:text-box><text:p><text:span text:style-name="T20">Pulses</text:span>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Функциональная схема прошивки ПЛИС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3" text:outline-level="3"><text:soft-page-break/>Адреса регистров ПЛИС</text:h>
      <text:list xml:id="list999778722" text:style-name="L1">
        <text:list-item>
          <text:p text:style-name="P26">0x0000 – управляющий регистр <text:span text:style-name="T1">CTRL_REG</text:span></text:p>
        </text:list-item>
        <text:list-item>
          <text:p text:style-name="P27">0x0020 – статусный регистр <text:span text:style-name="T1">STATUS_REG</text:span></text:p>
        </text:list-item>
        <text:list-item>
          <text:p text:style-name="P27">0x0040 – регистр таймера <text:span text:style-name="T1">TIMER_REG</text:span></text:p>
          <text:p text:style-name="P31"/>
        </text:list-item>
        <text:list-item>
          <text:p text:style-name="P27">0x0100 – <text:span text:style-name="T12">резмер буфера DMA в (количество 16-байтных слов) </text:span><text:span text:style-name="T2">DMA_SIZE</text:span></text:p>
        </text:list-item>
        <text:list-item>
          <text:p text:style-name="P28">0x0110 – адрес буфера DMA (кратен 16-байтам) <text:span text:style-name="T1">DMA_ADDR</text:span></text:p>
        </text:list-item>
        <text:list-item>
          <text:p text:style-name="P28">0x0120 – статус DMA <text:span text:style-name="T1">DMA_STATUS</text:span></text:p>
          <text:p text:style-name="P35"/>
        </text:list-item>
        <text:list-item>
          <text:p text:style-name="P28">0x0200 – регистр, задающий скважность подсветки красного канала <text:span text:style-name="T1">LED_CLK_R</text:span></text:p>
        </text:list-item>
        <text:list-item>
          <text:p text:style-name="P28">0x0210 – регистр, задающий скважность подсветки зеленого канала <text:span text:style-name="T1">LED_CLK_G </text:span></text:p>
        </text:list-item>
        <text:list-item>
          <text:p text:style-name="P28">0x0220 – регистр, задающий скважность подсветки синего канала <text:span text:style-name="T1">LED_CLK_B </text:span><text:s text:c="2"/></text:p>
          <text:p text:style-name="P28"/>
        </text:list-item>
        <text:list-item>
          <text:p text:style-name="P28">0x0230 – задержка <text:span text:style-name="T13">между RGB – линиями </text:span><text:span text:style-name="T3">LINES_DELAY</text:span></text:p>
        </text:list-item>
        <text:list-item>
          <text:p text:style-name="P28">0x0240 – <text:span text:style-name="T13">количество RGB – линий на 1 шаг энкодера </text:span><text:span text:style-name="T3">LINES_EVENT</text:span></text:p>
        </text:list-item>
      </text:list>
      <text:p text:style-name="P38"/>
      <text:h text:style-name="Heading_20_3" text:outline-level="3">Описание регистров</text:h>
      <text:p text:style-name="P32"/>
      <text:p text:style-name="P32">CTRL_REG</text:p>
      <text:p text:style-name="P7"><text:tab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Биты</text:p>
          </table:table-cell>
          <table:table-cell table:style-name="Table2.B1" office:value-type="string">
            <text:p text:style-name="P15">Описание</text:p>
          </table:table-cell>
        </table:table-row>
        <table:table-row>
          <table:table-cell table:style-name="Table2.A2" office:value-type="string">
            <text:p text:style-name="P14">0</text:p>
          </table:table-cell>
          <table:table-cell table:style-name="Table2.B2" office:value-type="string">
            <text:p text:style-name="P30">Сброс всех каналов DMA и таймера</text:p>
          </table:table-cell>
        </table:table-row>
        <table:table-row>
          <table:table-cell table:style-name="Table2.A2" office:value-type="string">
            <text:p text:style-name="P14">1</text:p>
          </table:table-cell>
          <table:table-cell table:style-name="Table2.B2" office:value-type="string">
            <text:p text:style-name="P13">Сброс CIS – контроллера и подсистемы сбора отсчётов АЦП</text:p>
          </table:table-cell>
        </table:table-row>
        <table:table-row>
          <table:table-cell table:style-name="Table2.A2" office:value-type="string">
            <text:p text:style-name="P14">2</text:p>
          </table:table-cell>
          <table:table-cell table:style-name="Table2.B2" office:value-type="string">
            <text:p text:style-name="P13">Переход бита из 0 – в 1 <text:s/>запускает в работу все 3 DMA канала</text:p>
          </table:table-cell>
        </table:table-row>
        <table:table-row>
          <table:table-cell table:style-name="Table2.A2" office:value-type="string">
            <text:p text:style-name="P20">3</text:p>
          </table:table-cell>
          <table:table-cell table:style-name="Table2.B2" office:value-type="string">
            <text:p text:style-name="P13">-</text:p>
          </table:table-cell>
        </table:table-row>
        <table:table-row>
          <table:table-cell table:style-name="Table2.A2" office:value-type="string">
            <text:p text:style-name="P14"><text:span text:style-name="T14">5</text:span>:<text:span text:style-name="T14">4</text:span></text:p>
          </table:table-cell>
          <table:table-cell table:style-name="Table2.B2" office:value-type="string">
            <text:p text:style-name="P18">Режим работы CIS – контроллера и подсистемы сбора отсчётов:</text:p>
            <text:p text:style-name="P18"><text:s/>0 – непрерывный режим. Потоки от сенсоров пишутся через DMA в память HPS на максимальной скорости</text:p>
            <text:p text:style-name="P18"><text:s/>1 – пакетный режим. Потоки пишутся в память с задержкой между RGB - строками в <text:s/><text:span text:style-name="T3">LINES_DELAY </text:span><text:span text:style-name="T6">тактов (на 8 МГц). <text:s/>Минимальная задержка составляет 2688 тактов (336 мкс)</text:span></text:p>
            <text:p text:style-name="P18"><text:span text:style-name="T6"><text:s/>2 – режим работы по шагу от энкодера. Количество RGB – строк на 1 шаг энкодера задаётся </text:span><text:span text:style-name="T3">LINES_EVENT</text:span></text:p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B2" office:value-type="string">
            <text:p text:style-name="P18"/>
          </table:table-cell>
        </table:table-row>
      </table:table>
      <text:p text:style-name="P8"/>
      <text:p text:style-name="P8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>STATUS_REG</text:p>
      <text:p text:style-name="P3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Биты</text:p>
          </table:table-cell>
          <table:table-cell table:style-name="Table1.B1" office:value-type="string">
            <text:p text:style-name="P15">Описание</text:p>
          </table:table-cell>
        </table:table-row>
        <table:table-row>
          <table:table-cell table:style-name="Table1.A2" office:value-type="string">
            <text:p text:style-name="P14">0</text:p>
          </table:table-cell>
          <table:table-cell table:style-name="Table1.B2" office:value-type="string">
            <text:p text:style-name="P25">FIFO переполнение</text:p>
          </table:table-cell>
        </table:table-row>
        <table:table-row>
          <table:table-cell table:style-name="Table1.A2" office:value-type="string">
            <text:p text:style-name="P14">1</text:p>
          </table:table-cell>
          <table:table-cell table:style-name="Table1.B2" office:value-type="string">
            <text:p text:style-name="P12"><text:s/>-</text:p>
          </table:table-cell>
        </table:table-row>
        <table:table-row>
          <table:table-cell table:style-name="Table1.A2" office:value-type="string">
            <text:p text:style-name="P14">2</text:p>
          </table:table-cell>
          <table:table-cell table:style-name="Table1.B2" office:value-type="string">
            <text:p text:style-name="P12"><text:s/>- </text:p>
          </table:table-cell>
        </table:table-row>
      </table:table>
      <text:p text:style-name="P7"/>
      <text:p text:style-name="P19">Переполнение одного из FIFO подсистемы сбора отсчётов. <text:span text:style-name="T15">Может происходить например по причине:</text:span></text:p>
      <text:list xml:id="list257525499" text:style-name="L2">
        <text:list-item>
          <text:p text:style-name="P43">DMA не забирает отсчёты (не запущен)</text:p>
        </text:list-item>
        <text:list-item>
          <text:p text:style-name="P45">DMA не успевает забирать отсчёты с нужной скоростью</text:p>
        </text:list-item>
      </text:list>
      <text:p text:style-name="P34"/>
      <text:p text:style-name="P34"/>
      <text:p text:style-name="P34"/>
      <text:p text:style-name="P34"/>
      <text:p text:style-name="P34">TIMER_REG</text:p>
      <text:p text:style-name="P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6">Биты</text:p>
          </table:table-cell>
          <table:table-cell table:style-name="Table3.B1" office:value-type="string">
            <text:p text:style-name="P16">Описание</text:p>
          </table:table-cell>
        </table:table-row>
        <table:table-row>
          <table:table-cell table:style-name="Table3.A2" office:value-type="string">
            <text:p text:style-name="P23">31:0</text:p>
          </table:table-cell>
          <table:table-cell table:style-name="Table3.B2" office:value-type="string">
            <text:p text:style-name="P22">Значение счётчика инкрементируется на частоте 80 МГц</text:p>
          </table:table-cell>
        </table:table-row>
      </table:table>
      <text:p text:style-name="P3"/>
      <text:p text:style-name="P5"/>
      <text:p text:style-name="P5"/>
      <text:p text:style-name="P5"/>
      <text:p text:style-name="P36">DMA_STATUS</text:p>
      <text:p text:style-name="P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">Биты</text:p>
          </table:table-cell>
          <table:table-cell table:style-name="Table4.B1" office:value-type="string">
            <text:p text:style-name="P16">Описание</text:p>
          </table:table-cell>
        </table:table-row>
        <table:table-row>
          <table:table-cell table:style-name="Table4.A2" office:value-type="string">
            <text:p text:style-name="P23">15:0</text:p>
          </table:table-cell>
          <table:table-cell table:style-name="Table4.B2" office:value-type="string">
            <text:p text:style-name="P25">Счётчик выполненых транзакций.</text:p>
            <text:p text:style-name="P22"/>
          </table:table-cell>
        </table:table-row>
        <table:table-row>
          <table:table-cell table:style-name="Table4.A2" office:value-type="string">
            <text:p text:style-name="P23">31:16</text:p>
          </table:table-cell>
          <table:table-cell table:style-name="Table4.B2" office:value-type="string">
            <text:p text:style-name="P23"><text:s/>16’d<text:span text:style-name="T16">0</text:span></text:p>
          </table:table-cell>
        </table:table-row>
      </table:table>
      <text:p text:style-name="P21"/>
      <text:p text:style-name="P44"><text:s/></text:p>
      <text:p text:style-name="P2"/>
      <text:p text:style-name="P37"/>
      <text:p text:style-name="P37"/>
      <text:p text:style-name="P37">LED_CLK_R</text:p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7">Биты</text:p>
          </table:table-cell>
          <table:table-cell table:style-name="Table5.B1" office:value-type="string">
            <text:p text:style-name="P17">Описание</text:p>
          </table:table-cell>
        </table:table-row>
        <table:table-row>
          <table:table-cell table:style-name="Table5.A2" office:value-type="string">
            <text:p text:style-name="P24">15:0</text:p>
          </table:table-cell>
          <table:table-cell table:style-name="Table5.B2" office:value-type="string">
            <text:p text:style-name="P25">Сколько тактов светодиод включён (CLK_ON)</text:p>
          </table:table-cell>
        </table:table-row>
        <table:table-row>
          <table:table-cell table:style-name="Table5.A2" office:value-type="string">
            <text:p text:style-name="P24">31:16</text:p>
          </table:table-cell>
          <table:table-cell table:style-name="Table5.B2" office:value-type="string">
            <text:p text:style-name="P25">Сколько тактов светодиод выключен (CLK_OFF)</text:p>
          </table:table-cell>
        </table:table-row>
      </table:table>
      <text:p text:style-name="P9"/>
      <text:p text:style-name="P11">1 такт – 8 Мгц частоты.</text:p>
      <text:p text:style-name="P11"/>
      <text:p text:style-name="P10"><text:soft-page-break/>Например <text:span text:style-name="T7">LED_CLK_R </text:span><text:span text:style-name="T8">= ((10 &lt;&lt; 16) | 90): 10 тактов светодиод не светит, 90 тактов светодиод светит.</text:span></text:p>
      <text:p text:style-name="P10"><text:span text:style-name="T7">LED_CLK_R </text:span><text:span text:style-name="T8">= ((0 &lt;&lt; 16) | 10): <text:s/>светодиод будет гореть 100% времени сканирования строки.</text:span></text:p>
      <text:p text:style-name="P10"><text:span text:style-name="T7">LED_CLK_R </text:span><text:span text:style-name="T8">= ((1 &lt;&lt; 16) | 0): <text:s/>светодиод будет погашен 100% времени сканирования строки.</text:span></text:p>
      <text:p text:style-name="P2"/>
      <text:p text:style-name="P9"/>
      <text:h text:style-name="Heading_20_3" text:outline-level="3">Описание работы DMA каналов</text:h>
      <text:p text:style-name="P39">В прошивке ПЛИС имеются 3 канала DMA для записи потоков от 3 – ёх сенсоров. Для настройки DMA нужно записать регистры <text:span text:style-name="T2">DMA_SIZE, DMA_</text:span><text:span text:style-name="T1">ADDR </text:span><text:span text:style-name="T6">и переклчить бит 0→1 </text:span><text:span text:style-name="T4">CTRL_REG</text:span><text:span text:style-name="T6">[2]. При этом запись данных будет прозводиться по схеме:</text:span></text:p>
      <text:p text:style-name="P40"><text:span text:style-name="T6"><text:s text:c="8"/></text:span><text:span text:style-name="T17">DMA_SIZE <text:tab/><text:tab/> <text:s text:c="7"/>DMA_SIZE <text:tab/><text:tab/> <text:s text:c="7"/>DMA_SIZE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46">DMA[0]</text:p>
          </table:table-cell>
          <table:table-cell table:style-name="Table6.A1" office:value-type="string">
            <text:p text:style-name="P46">DMA[1]</text:p>
          </table:table-cell>
          <table:table-cell table:style-name="Table6.A1" office:value-type="string">
            <text:p text:style-name="P46">DMA[2]</text:p>
          </table:table-cell>
          <table:table-cell table:style-name="Table6.D1" office:value-type="string">
            <text:p text:style-name="P46">...</text:p>
          </table:table-cell>
        </table:table-row>
      </table:table>
      <text:p text:style-name="P41"><text:span text:style-name="T12">DMA_</text:span>ADDR <text:tab/> <text:s text:c="4"/><text:span text:style-name="T12">DMA_</text:span>ADDR <text:span text:style-name="T18">+ DMA_SIZE <text:s text:c="8"/>DMA_</text:span>ADDR <text:span text:style-name="T18">+ 2*DMA_SIZE <text:s text:c="13"/>….</text:span></text:p>
      <text:p text:style-name="P42"><text:span text:style-name="T6">Фактически буфдет записана область в памяти начиная с адреса <text:s/></text:span><text:span text:style-name="T7">DMA_</text:span><text:span text:style-name="T9">ADDR </text:span><text:span text:style-name="T6">размером <text:s/></text:span><text:span text:style-name="T7">DMA_SIZE*</text:span><text:span text:style-name="T6">3 слов. </text:span></text:p>
      <text:p text:style-name="P42"><text:span text:style-name="T6">Для следующей транзакции при необходимости последовательного располжения данных необходимо </text:span><text:span text:style-name="T7">DMA_</text:span><text:span text:style-name="T9">ADDR </text:span><text:span text:style-name="T6">инкрментировать на <text:s/></text:span><text:span text:style-name="T7">DMA_SIZE*</text:span><text:span text:style-name="T6">3.</text:span></text:p>
      <text:p text:style-name="P44">Каждый канал DMA <text:span text:style-name="T16">имеет очередь команд длиною 8 элементов. При обработке одной команды (завершении записи буфера в память HPS) произойдёт инкремент </text:span></text:p>
      <text:p text:style-name="P44"><text:span text:style-name="T10">к</text:span><text:span text:style-name="T6">оличеств</text:span><text:span text:style-name="T10">а</text:span><text:span text:style-name="T6"> записанных буферов. При подаче сброса происходит обнуление счётчик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date style:data-style-name="N81" text:date-value="2020-01-15T11:40:31.713155773">15. January 2020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7:27:48.656816651</meta:creation-date>
    <dc:date>2020-01-15T11:40:31.659050194</dc:date>
    <meta:editing-duration>PT28M59S</meta:editing-duration>
    <meta:editing-cycles>6</meta:editing-cycles>
    <meta:generator>LibreOffice/6.0.7.3$Linux_X86_64 LibreOffice_project/00m0$Build-3</meta:generator>
    <meta:document-statistic meta:table-count="6" meta:image-count="0" meta:object-count="0" meta:page-count="4" meta:paragraph-count="83" meta:word-count="429" meta:character-count="2924" meta:non-whitespace-character-count="2489"/>
  </office:meta>
</office:document-meta>
</file>